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LogLogSystem.logVelocityMessage( int level , String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monsLogLogSystem.init( RuntimeServices 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